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Heading_20_3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CTION TO HaGOLEM</text:h>
      <text:h text:style-name="P2" text:outline-level="2">Humanoid Robot AI - The Platform That Changes Everything</text:h>
      <text:p text:style-name="P3"/>
      <text:p text:style-name="P4"><text:span text:style-name="Strong_20_Emphasis">Subject: The "Android Moment" for Humanoid Robots - Happening Now</text:span></text:p>
      <text:p text:style-name="P3"/>
      <text:p text:style-name="P4">Dear [VC Name],</text:p>
      <text:p text:style-name="P4"><text:span text:style-name="Strong_20_Emphasis">In 2005, Google acquired Android for $50 million. VCs passed. Today it's worth $200+ billion.</text:span></text:p>
      <text:p text:style-name="P4"><text:span text:style-name="Strong_20_Emphasis">In 2025, the same moment is happening for humanoid robots. And you're reading this before it's too late.</text:span></text:p>
      <text:p text:style-name="P4">I'm Meir Niv, 70 years old, 45 years in tech. I've built a live AI trading system generating 403% returns (verify yourself: meirniv.pythonanywhere.com/orders). That system proves something critical: <text:span text:style-name="Strong_20_Emphasis">AI just crossed the threshold from toy to tool.</text:span></text:p>
      <text:p text:style-name="P4"><text:span text:style-name="Strong_20_Emphasis">And when AI meets humanoid robots, everything changes.</text:span></text:p>
      <text:p text:style-name="P4">Not in 10 years. <text:span text:style-name="Strong_20_Emphasis">Now.</text:span></text:p>
      <text:p text:style-name="P3"/>
      <text:h text:style-name="P2" text:outline-level="2">THE OPPORTUNITY (Why This Won't Come Again)</text:h>
      <text:p text:style-name="P4">Remember when:</text:p>
      <text:list text:style-name="L1">
        <text:list-item>
          <text:p text:style-name="P5">IBM dismissed personal computers → Microsoft &amp; Apple became giants, IBM shrank </text:p>
        </text:list-item>
        <text:list-item>
          <text:p text:style-name="P5">Nokia dismissed smartphones → Android took over, Nokia disappeared </text:p>
        </text:list-item>
        <text:list-item>
          <text:p text:style-name="P6">Blockbuster dismissed streaming → Netflix won, Blockbuster died </text:p>
        </text:list-item>
      </text:list>
      <text:p text:style-name="P4"><text:span text:style-name="Strong_20_Emphasis">The pattern repeats. The giants miss it. The nimble win.</text:span></text:p>
      <text:p text:style-name="P4"><text:span text:style-name="Strong_20_Emphasis">We're at that moment for humanoid robots.</text:span></text:p>
      <text:p text:style-name="P4">Tesla, China, and others are racing to build robot bodies. But they're missing the critical piece: <text:span text:style-name="Strong_20_Emphasis">the operating system that makes robots useful.</text:span></text:p>
      <text:p text:style-name="P4"><text:span text:style-name="Strong_20_Emphasis">That's HaGOLEM.</text:span></text:p>
      <text:p text:style-name="P4">We're building the "Android" for humanoid robots - the platform that runs on any robot body and enables unlimited applications.</text:p>
      <text:p text:style-name="P4"><text:span text:style-name="Strong_20_Emphasis">Not one application. The PLATFORM.</text:span></text:p>
      <text:p text:style-name="P3"/>
      <text:h text:style-name="P2" text:outline-level="2">WHAT HaGOLEM DOES (The "WOW")</text:h>
      <text:p text:style-name="P4"><text:span text:style-name="Strong_20_Emphasis">Forget everything you think you know about robots.</text:span></text:p>
      <text:p text:style-name="P4">This isn't about cute toys or warehouse automation.</text:p>
      <text:p text:style-name="P4"><text:span text:style-name="Strong_20_Emphasis">This is about humanoid robots (HR) that:</text:span></text:p>
      <text:list text:style-name="L2">
        <text:list-item>
          <text:p text:style-name="P7">Drive your car to work, then earn $52,000/year as Uber drivers while you're at the office </text:p>
        </text:list-item>
        <text:list-item>
          <text:p text:style-name="P7">Cook Michelin-star meals at home (Gordon Ramsay teaches them, you buy his recipe for $150) </text:p>
        </text:list-item>
        <text:list-item>
          <text:p text:style-name="P7">Perform street food magic shows while preparing authentic cuisine (vendors train HR to wow crowds) </text:p>
        </text:list-item>
        <text:list-item>
          <text:p text:style-name="P7">Rescue soldiers from combat zones with zero fear (no self-preservation = runs into danger) </text:p>
        </text:list-item>
        <text:list-item>
          <text:p text:style-name="P7">Care for elderly, guard buildings, guide tours, work retail, provide first aid </text:p>
        </text:list-item>
        <text:list-item>
          <text:p text:style-name="P8"><text:span text:style-name="Strong_20_Emphasis">And 1,000 other applications we haven't imagined yet</text:span> </text:p>
        </text:list-item>
      </text:list>
      <text:p text:style-name="P4"><text:span text:style-name="Strong_20_Emphasis">Because it's a PLATFORM.</text:span></text:p>
      <text:p text:style-name="P4">Like Android enabled millions of apps, HaGOLEM enables millions of robot applications.</text:p>
      <text:p text:style-name="P4"><text:span text:style-name="Strong_20_Emphasis">Developers build them. We take 30% of every transaction. Platform economics.</text:span></text:p>
      <text:p text:style-name="P3"/>
      <text:h text:style-name="P2" text:outline-level="2">THE KILLER FEATURES (What Makes Us Win)</text:h>
      <text:h text:style-name="P9" text:outline-level="3">1. The Michelin Chef Marketplace</text:h>
      <text:p text:style-name="P4">Gordon Ramsay demonstrates his Beef Wellington to an HR. Once.</text:p>
      <text:p text:style-name="P4">Now millions of HRs worldwide can cook it perfectly. Forever.</text:p>
      <text:p text:style-name="P4"><text:span text:style-name="Strong_20_Emphasis">Revenue model:</text:span></text:p>
      <text:list text:style-name="L3">
        <text:list-item>
          <text:p text:style-name="P10"><text:soft-page-break/>User pays $150 for the recipe package </text:p>
        </text:list-item>
        <text:list-item>
          <text:p text:style-name="P10">Gordon gets $60 (passive income, taught once, earns forever) </text:p>
        </text:list-item>
        <text:list-item>
          <text:p text:style-name="P10">We get $45 (platform fee) </text:p>
        </text:list-item>
        <text:list-item>
          <text:p text:style-name="P11">Food suppliers get $45 </text:p>
        </text:list-item>
      </text:list>
      <text:p text:style-name="P4"><text:span text:style-name="Strong_20_Emphasis">Scale:</text:span> 100 million cooking households × $1,080/year = $108 billion opportunity.</text:p>
      <text:p text:style-name="P4">Just from cooking.</text:p>
      <text:p text:style-name="P4"><text:span text:style-name="Strong_20_Emphasis">But here's where it gets revolutionary...</text:span></text:p>
      <text:h text:style-name="P9" text:outline-level="3">2. The Street Food Show</text:h>
      <text:p text:style-name="P4">Street food vendors are artists. They perform.</text:p>
      <text:p text:style-name="P4">Train your HR to make the show while preparing food - flipping, juggling, fire tricks.</text:p>
      <text:p text:style-name="P4">Vendor and HR perform together as a TEAM.</text:p>
      <text:p text:style-name="P4"><text:span text:style-name="Strong_20_Emphasis">Result:</text:span></text:p>
      <text:list text:style-name="L4">
        <text:list-item>
          <text:p text:style-name="P12">Vendor attracts crowd (the show) </text:p>
        </text:list-item>
        <text:list-item>
          <text:p text:style-name="P12">HR makes the food (perfect consistency) </text:p>
        </text:list-item>
        <text:list-item>
          <text:p text:style-name="P12">Vendor serves more customers (2x capacity) </text:p>
        </text:list-item>
        <text:list-item>
          <text:p text:style-name="P13"><text:span text:style-name="Strong_20_Emphasis">Everyone wins</text:span> (vendor income up, customers entertained, food perfect) </text:p>
        </text:list-item>
      </text:list>
      <text:p text:style-name="P4">This elevates street vendors from survival to thriving.</text:p>
      <text:p text:style-name="P4"><text:span text:style-name="Strong_20_Emphasis">We help the rich (Michelin meals), middle class (convenience), and working class (elevate to middle class).</text:span></text:p>
      <text:h text:style-name="P9" text:outline-level="3">3. The Self-Paying Robot</text:h>
      <text:p text:style-name="P4">You buy HR for $25,000.</text:p>
      <text:p text:style-name="P4">While you're at work, HR drives Uber. Earns $52,000/year.</text:p>
      <text:p text:style-name="P4"><text:span text:style-name="Strong_20_Emphasis">HR pays for itself in 6 months. Then generates pure profit.</text:span></text:p>
      <text:p text:style-name="P4"><text:span text:style-name="Strong_20_Emphasis">This isn't a cost. It's a money-printing machine.</text:span></text:p>
      <text:p text:style-name="P4">Mass adoption guaranteed.</text:p>
      <text:h text:style-name="P9" text:outline-level="3">4. The Military Application (Israeli Focus)</text:h>
      <text:p text:style-name="P4">Turkey's dictator swears to "pray in Jerusalem's Al-Aqsa as a conqueror, not tourist."</text:p>
      <text:p text:style-name="P4">Turkey: 85 million people, NATO's 2nd strongest army.<text:line-break/>Israel: 9 million people.</text:p>
      <text:p text:style-name="P4"><text:span text:style-name="Strong_20_Emphasis">Israel's survival depends on force multiplication.</text:span></text:p>
      <text:p text:style-name="P4">HaGOLEM's military HR:</text:p>
      <text:list text:style-name="L5">
        <text:list-item>
          <text:p text:style-name="P14">Trained by best IDF soldiers (pedagogy system - train once, deploy to millions) </text:p>
        </text:list-item>
        <text:list-item>
          <text:p text:style-name="P14">No fear, no hesitation, runs into danger </text:p>
        </text:list-item>
        <text:list-item>
          <text:p text:style-name="P14">Perfect protocol execution </text:p>
        </text:list-item>
        <text:list-item>
          <text:p text:style-name="P15">Quantum-encrypted communication (unhackable) </text:p>
        </text:list-item>
      </text:list>
      <text:p text:style-name="P4"><text:span text:style-name="Strong_20_Emphasis">One million HR soldiers could be the difference between survival and destruction.</text:span></text:p>
      <text:p text:style-name="P4">This isn't hypothetical. This is existential for Israel.</text:p>
      <text:p text:style-name="P4"><text:span text:style-name="Strong_20_Emphasis">And the US military wants this too.</text:span></text:p>
      <text:p text:style-name="P3"/>
      <text:h text:style-name="P2" text:outline-level="2">WHY WE'LL WIN (The Strategy)</text:h>
      <text:p text:style-name="P4">We're not trying to do everything.</text:p>
      <text:p text:style-name="P4"><text:span text:style-name="Strong_20_Emphasis">We're focused on ONE thing: The best HOS (Humanoid Operating System).</text:span></text:p>
      <text:list text:style-name="L6">
        <text:list-item>
          <text:p text:style-name="P16">Natural language interface (PythonEasy - talk to HR like a human) </text:p>
        </text:list-item>
        <text:list-item>
          <text:p text:style-name="P16">Pedagogy system (HR learns by watching, like kids watching mom cook) </text:p>
        </text:list-item>
        <text:list-item>
          <text:p text:style-name="P16">Open source platform (thousands of developers build apps) </text:p>
        </text:list-item>
        <text:list-item>
          <text:p text:style-name="P17"><text:span text:style-name="Strong_20_Emphasis">Then let others build on our platform</text:span> </text:p>
        </text:list-item>
      </text:list>
      <text:p text:style-name="P4">Like Microsoft focused on Windows (not every application).<text:line-break/>Like Google focused on Android (not every phone model).</text:p>
      <text:p text:style-name="P4"><text:span text:style-name="Strong_20_Emphasis">We build the platform. Everyone else builds on it. We take 30%.</text:span></text:p>
      <text:p text:style-name="P4"><text:span text:style-name="Strong_20_Emphasis">Platform winner captures 60-80% of total value.</text:span></text:p>
      <text:p text:style-name="P3"/>
      <text:h text:style-name="P2" text:outline-level="2"><text:soft-page-break/>THE PROOF (I Ship Real Products)</text:h>
      <text:p text:style-name="P4">I'm 70. I could have retired.</text:p>
      <text:p text:style-name="P4">Instead, I built a live AI trading system in 6 months:</text:p>
      <text:list text:style-name="L7">
        <text:list-item>
          <text:p text:style-name="P18">meirniv.pythonanywhere.com/orders </text:p>
        </text:list-item>
        <text:list-item>
          <text:p text:style-name="P18">403% returns, 99% win rate </text:p>
        </text:list-item>
        <text:list-item>
          <text:p text:style-name="P19">Running with real money RIGHT NOW </text:p>
        </text:list-item>
      </text:list>
      <text:p text:style-name="P4"><text:span text:style-name="Strong_20_Emphasis">If I can beat Wall Street at 70, I can build HaGOLEM.</text:span></text:p>
      <text:p text:style-name="P4">This isn't PowerPoint. This is execution.</text:p>
      <text:p text:style-name="P3"/>
      <text:h text:style-name="P2" text:outline-level="2">WHAT WE NEED (The Ask)</text:h>
      <text:p text:style-name="P4"><text:span text:style-name="Strong_20_Emphasis">$8M seed at $20M pre-money</text:span> (28.6% equity)</text:p>
      <text:p text:style-name="P4"><text:span text:style-name="Strong_20_Emphasis">Plus:</text:span> You bring Israeli VC partner ($2-3M of the $8M)</text:p>
      <text:list text:style-name="L8">
        <text:list-item>
          <text:p text:style-name="P20">They access Unit 8200 talent (elite Israeli AI engineers) </text:p>
        </text:list-item>
        <text:list-item>
          <text:p text:style-name="P20">They handle Israeli operations </text:p>
        </text:list-item>
        <text:list-item>
          <text:p text:style-name="P20">You handle US operations </text:p>
        </text:list-item>
        <text:list-item>
          <text:p text:style-name="P21"><text:span text:style-name="Strong_20_Emphasis">Natural US-Israel partnership</text:span> </text:p>
        </text:list-item>
      </text:list>
      <text:p text:style-name="P4"><text:span text:style-name="Strong_20_Emphasis">Plus:</text:span> BIRD Foundation (US-Israel government program)</text:p>
      <text:list text:style-name="L9">
        <text:list-item>
          <text:p text:style-name="P22">$1.5M non-dilutive funding (no equity taken) </text:p>
        </text:list-item>
        <text:list-item>
          <text:p text:style-name="P23"><text:span text:style-name="Strong_20_Emphasis">Total capital: $9.5M for your $8M investment</text:span> </text:p>
        </text:list-item>
      </text:list>
      <text:p text:style-name="P4"><text:span text:style-name="Strong_20_Emphasis">12-month milestones:</text:span></text:p>
      <text:list text:style-name="L10">
        <text:list-item>
          <text:p text:style-name="P24">Month 3: HOS working on test robot </text:p>
        </text:list-item>
        <text:list-item>
          <text:p text:style-name="P24">Month 6: 3 pilot customers committed </text:p>
        </text:list-item>
        <text:list-item>
          <text:p text:style-name="P24">Month 9: First commercial deployment </text:p>
        </text:list-item>
        <text:list-item>
          <text:p text:style-name="P25">Month 12: Revenue flowing ($65K/month) </text:p>
        </text:list-item>
      </text:list>
      <text:p text:style-name="P4"><text:span text:style-name="Strong_20_Emphasis">Clear checkpoints. Not blind faith.</text:span></text:p>
      <text:p text:style-name="P3"/>
      <text:h text:style-name="P2" text:outline-level="2">THE RETURNS (Why You'll Make 100x+)</text:h>
      <text:p text:style-name="P4"><text:span text:style-name="Strong_20_Emphasis">Base case:</text:span> Build to $2.6B in 5 years (65x return)</text:p>
      <text:p text:style-name="P4"><text:span text:style-name="Strong_20_Emphasis">NVIDIA case:</text:span> Jensen Huang is spending billions in Israel RIGHT NOW</text:p>
      <text:list text:style-name="L11">
        <text:list-item>
          <text:p text:style-name="P26">Buying buildings, acquiring companies, hiring thousands </text:p>
        </text:list-item>
        <text:list-item>
          <text:p text:style-name="P26">NVIDIA hardware + HaGOLEM software = complete robotics stack </text:p>
        </text:list-item>
        <text:list-item>
          <text:p text:style-name="P26">Acquisition potential: $15-30B in years 5-7 </text:p>
        </text:list-item>
        <text:list-item>
          <text:p text:style-name="P27"><text:span text:style-name="Strong_20_Emphasis">Your return: 281-750x</text:span> </text:p>
        </text:list-item>
      </text:list>
      <text:p text:style-name="P4"><text:span text:style-name="Strong_20_Emphasis">Probability:</text:span> 30-40% NVIDIA specifically, 70-80% some tech giant acquires us.</text:p>
      <text:p text:style-name="P3"/>
      <text:h text:style-name="P2" text:outline-level="2">FOR MORE DETAILS</text:h>
      <text:p text:style-name="P4"><text:span text:style-name="Strong_20_Emphasis">Visit:</text:span> mayyamw.com/hagolem</text:p>
      <text:p text:style-name="P4"><text:span text:style-name="Strong_20_Emphasis">You'll find:</text:span></text:p>
      <text:list text:style-name="L12">
        <text:list-item>
          <text:p text:style-name="P28">Complete technical documentation </text:p>
        </text:list-item>
        <text:list-item>
          <text:p text:style-name="P28">Strategy breakdown </text:p>
        </text:list-item>
        <text:list-item>
          <text:p text:style-name="P28">Market analysis </text:p>
        </text:list-item>
        <text:list-item>
          <text:p text:style-name="P28">All applications explained in detail </text:p>
        </text:list-item>
        <text:list-item>
          <text:p text:style-name="P28">Team structure </text:p>
        </text:list-item>
        <text:list-item>
          <text:p text:style-name="P29">Competitive positioning </text:p>
        </text:list-item>
      </text:list>
      <text:p text:style-name="P4"><text:span text:style-name="Strong_20_Emphasis">Everything you need to evaluate this opportunity.</text:span></text:p>
      <text:p text:style-name="P3"/>
      <text:h text:style-name="P2" text:outline-level="2">THE BOTTOM LINE</text:h>
      <text:p text:style-name="P4"><text:span text:style-name="Strong_20_Emphasis">This is the "Android moment" for robots.</text:span></text:p>
      <text:p text:style-name="P4">In 2005, VCs passed on Android for $50M. Today: $200B+.</text:p>
      <text:p text:style-name="P4">In 2025, you can invest in HaGOLEM for $8M.</text:p>
      <text:p text:style-name="P4"><text:soft-page-break/><text:span text:style-name="Strong_20_Emphasis">The humanoid market is 100x bigger than smartphones.</text:span></text:p>
      <text:p text:style-name="P4"><text:span text:style-name="Strong_20_Emphasis">Choose:</text:span></text:p>
      <text:list text:style-name="L13">
        <text:list-item>
          <text:p text:style-name="P30">Invest now, own 28.6% of the platform </text:p>
        </text:list-item>
        <text:list-item>
          <text:p text:style-name="P31">Pass now, watch NVIDIA or others acquire us for $20B+ in 5 years </text:p>
        </text:list-item>
      </text:list>
      <text:p text:style-name="P4"><text:span text:style-name="Strong_20_Emphasis">I won't try to convince you if you pass.</text:span></text:p>
      <text:p text:style-name="P4"><text:span text:style-name="Strong_20_Emphasis">I'll simply feel sorry you missed it.</text:span></text:p>
      <text:p text:style-name="P4">Not arrogance - pattern recognition.</text:p>
      <text:p text:style-name="P4"><text:span text:style-name="Strong_20_Emphasis">The future is coming. The platform winner will be decided in the next 12 months.</text:span></text:p>
      <text:p text:style-name="P4"><text:span text:style-name="Strong_20_Emphasis">Will you be part of it?</text:span></text:p>
      <text:p text:style-name="P3"/>
      <text:p text:style-name="P4"><text:span text:style-name="Strong_20_Emphasis">Best regards,</text:span></text:p>
      <text:p text:style-name="P4"><text:span text:style-name="Strong_20_Emphasis">Meir Niv</text:span><text:line-break/>Founder &amp; Chairman, HaGOLEM<text:line-break/>45 Years Engineering Experience<text:line-break/>Live Trading System: 403% Returns</text:p>
      <text:p text:style-name="P4"><text:span text:style-name="Strong_20_Emphasis">Website:</text:span> mayyamw.com/hagolem<text:line-break/><text:span text:style-name="Strong_20_Emphasis">Email:</text:span> [your email]<text:line-break/><text:span text:style-name="Strong_20_Emphasis">Phone:</text:span> [your phone]<text:line-break/><text:span text:style-name="Strong_20_Emphasis">Proof:</text:span> meirniv.pythonanywhere.com/orders</text:p>
      <text:p text:style-name="P3"/>
      <text:p text:style-name="P4"><text:span text:style-name="Strong_20_Emphasis">P.S.</text:span> - I'm sending this to 6 top VCs simultaneously. First mover gets best terms. While you're "evaluating," Founders Fund or Lux Capital might be calling me to close.</text:p>
      <text:p text:style-name="P4"><text:span text:style-name="Strong_20_Emphasis">Your choice. But choose fast.</text:span></text:p>
      <text:p text:style-name="P3"/>
      <text:p text:style-name="P4"><text:span text:style-name="Strong_20_Emphasis">P.P.S.</text:span> - I'm 70 years old. This is my last big project. I won't live to see another opportunity like this. Neither will you. The window is 12 months. After that, it's too late.</text:p>
      <text:p text:style-name="P4"><text:span text:style-name="Strong_20_Emphasis">The train is leaving the station. Are you on it?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21:45:11.072070000</meta:creation-date>
    <dc:date>2025-11-27T21:46:38.507382400</dc:date>
    <meta:editing-duration>PT1M28S</meta:editing-duration>
    <meta:editing-cycles>1</meta:editing-cycles>
    <meta:document-statistic meta:table-count="0" meta:image-count="0" meta:object-count="0" meta:page-count="4" meta:paragraph-count="146" meta:word-count="1231" meta:character-count="7524" meta:non-whitespace-character-count="6439"/>
    <meta:generator>LibreOffice/25.8.3.2$Windows_X86_64 LibreOffice_project/8ca8d55c161d602844f5428fa4b58097424e324e</meta:generator>
  </office:meta>
</office:document-meta>
</file>